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26180"/>
    </style:style>
    <style:style style:name="P3" style:family="paragraph" style:parent-style-name="Standard" style:list-style-name="L1">
      <style:text-properties fo:color="#ce181e"/>
    </style:style>
    <style:style style:name="P4"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5"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6"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7" style:family="paragraph" style:parent-style-name="Standard" style:list-style-name="L1" style:master-page-name="Standard">
      <style:paragraph-properties style:page-number="auto"/>
      <style:text-properties officeooo:rsid="00026180" officeooo:paragraph-rsid="00026180"/>
    </style:style>
    <style:style style:name="P8"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26180"/>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38740288" text:style-name="L1">
        <text:list-item>
          <text:p text:style-name="P7">Setting Up initial Repo’s on new computer</text:p>
          <text:list>
            <text:list-item>
              <text:p text:style-name="P1">Put a repo on your computer:</text:p>
              <text:list>
                <text:list-item>
                  <text:p text:style-name="P1">$ git clone &lt;REPO_URL&gt;</text:p>
                </text:list-item>
              </text:list>
            </text:list-item>
            <text:list-item>
              <text:p text:style-name="P1">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2"><text:span text:style-name="T1">$git branch</text:span></text:p>
                </text:list-item>
                <text:list-item>
                  <text:p text:style-name="P2">View current branch and most* other available branches (most of them, sometimes not all though):</text:p>
                </text:list-item>
              </text:list>
            </text:list-item>
            <text:list-item>
              <text:p text:style-name="P1">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text:soft-page-break/>$ git checkout -b mybranch</text:p>
                </text:list-item>
              </text:list>
            </text:list-item>
            <text:list-item>
              <text:p text:style-name="P1">Advanced functions:</text:p>
              <text:list>
                <text:list-item>
                  <text:p text:style-name="P1">Merge files from two branches together </text:p>
                  <text:list>
                    <text:list-item>
                      <text:p text:style-name="P1">$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3">(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4">$ git checkout &lt;FILE&gt;</text:p>
                    </text:list-item>
                  </text:list>
                </text:list-item>
              </text:list>
            </text:list-item>
          </text:list>
        </text:list-item>
        <text:list-item>
          <text:p text:style-name="P5">Set up new SSH Key</text:p>
          <text:list>
            <text:list-item>
              <text:p text:style-name="P6">creating an new SSH Key</text:p>
              <text:list>
                <text:list-item>
                  <text:p text:style-name="P8"><text:span text:style-name="Source_20_Text">$ ssh-keygen -t rsa -b 4096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8"><text:span text:style-name="Source_20_Text">$ eval “$(ssh-agent -s)”</text:span></text:p>
                </text:list-item>
                <text:list-item>
                  <text:p text:style-name="P8"><text:span text:style-name="Source_20_Text">$ ssh-add ~/.ssh/id_rsa</text:span></text:p>
                </text:list-item>
                <text:list-item>
                  <text:p text:style-name="P6">This creates a new ssh key that then needs to be copied and pasted into the key register for either gogs or github</text:p>
                </text:list-item>
              </text:list>
            </text:list-item>
            <text:list-item>
              <text:p text:style-name="P5">using xclip</text:p>
              <text:list>
                <text:list-item>
                  <text:p text:style-name="P5">$ sudo apt-get install xclip</text:p>
                </text:list-item>
                <text:list-item>
                  <text:p text:style-name="P5">$ xclip -o -sel clip &lt; ~/.ssh/id_rsa.pub (this copies the key to clipboard)</text:p>
                </text:list-item>
              </text:list>
            </text:list-item>
            <text:list-item>
              <text:p text:style-name="P5">if xclip doesnt work</text:p>
              <text:list>
                <text:list-item>
                  <text:p text:style-name="P5">$ cd ~/.ssh</text:p>
                </text:list-item>
                <text:list-item>
                  <text:p text:style-name="P5">$ sudo vi id_rsa.pub (this directly opens the ssa info to copy directly)</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01-20T15:22:34.192607206</dc:date>
    <meta:editing-cycles>2</meta:editing-cycles>
    <meta:editing-duration>PT23M2S</meta:editing-duration>
    <meta:generator>LibreOffice/6.0.7.3$Linux_X86_64 LibreOffice_project/00m0$Build-3</meta:generator>
    <meta:document-statistic meta:table-count="0" meta:image-count="0" meta:object-count="0" meta:page-count="2" meta:paragraph-count="46" meta:word-count="393" meta:character-count="2046" meta:non-whitespace-character-count="17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